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lipseJavaCompiler.handleError( String className , int line , int column , Object error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clipseJavaCompi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clipseJavaCompiler.setDestination( String des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clean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ationUnit.getMainTyp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clipseJavaCompiler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findType( char [ ] [ ] compound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clipseJavaCompiler.setClasspath( String c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ilationUnit.comp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lipseJavaCompiler.setSource( String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setCompilerComplianceLevel( int compilerComplianc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isPackage( char [ ] [ ] parentPackageName , char [ ] package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clipseJavaCompiler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EclipseJava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isPackage( String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lipseJavaCompiler.acceptResult( CompilationResult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mpilationUnit.getPackag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clipseJavaCompiler.compile(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4">
            <text:p text:style-name="Table_20_Contents">234</text:p>
          </table:table-cell>
        </table:table-row>
        <table:table-row>
          <table:table-cell office:value-type="string">
            <text:p text:style-name="Table_20_Contents">EclipseJavaCompil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makeClassName( String fi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EclipseJavaCompiler.findType( String class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CompilationUnit.getCont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mpilationUnit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lipseJavaCompiler.findType( char [ ] typeName , char [ ] [ ] packag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